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3">BOURRASQUE</text:span> [2]</text:p>
            <text:p text:style-name="P1">Action.</text:p>
            <text:p text:style-name="P1">Part de soit, sur une ligne de 18m (12 cases).</text:p>
            <text:p text:style-name="P1">Concentration (1 minute)</text:p>
            <text:p text:style-name="P1"/>
            <text:p text:style-name="P1">Corridor de vent large de 3m (2 cases) souffle vers une direction.</text:p>
            <text:p text:style-name="P4"><text:span text:style-name="T6">Créature dedans au début de son tour</text:span><text:span text:style-name="T5"> doit faire </text:span><text:span text:style-name="T6">JS Force, sinon poussé de 3 cases.</text:span></text:p>
            <text:p text:style-name="P1"><text:span text:style-name="T1">Deplacement coute 2 vitesse pour 1 case</text:span> de déplacement.</text:p>
            <text:p text:style-name="P1"/>
            <text:p text:style-name="P1">Eteint les bougies, torches, flammes, etc.</text:p>
            <text:p text:style-name="P1"/>
            <text:p text:style-name="P1"><text:span text:style-name="T1">Action bonus </text:span>: Changer la direction.</text:p>
          </table:table-cell>
          <table:table-cell table:style-name="Tableau1.B1" office:value-type="string">
            <text:p text:style-name="P2"><text:span text:style-name="T3">RAYON DE LUNE</text:span> [2]</text:p>
            <text:p text:style-name="P1">1 action.</text:p>
            <text:p text:style-name="P1">36m de portée (24 cases).</text:p>
            <text:p text:style-name="P1">Concentration (1 minute)</text:p>
            <text:p text:style-name="P1"/>
            <text:p text:style-name="P1">Rayon de 1 case de rayon.</text:p>
            <text:p text:style-name="P1">Si une créature rentre ou débute son tour dans la zone, subit des flammes fantomatiques.</text:p>
            <text:p text:style-name="P2">JS Constitution pour la moitié des dégats, sinon 2d10.</text:p>
            <text:p text:style-name="P1"/>
            <text:p text:style-name="P1"><text:span text:style-name="T2">Metamorphe fait son JS avec Desavantage</text:span>. Si echec, il retrouve sa forme d’origine.</text:p>
            <text:p text:style-name="P1"/>
            <text:p text:style-name="P1"><text:span text:style-name="T1">Action </text:span>: Déplacer le rayon de 18m (12 cases).</text:p>
            <text:p text:style-name="P1"/>
            <text:p text:style-name="P1">+1d10 / niveau supplémentaire.</text:p>
          </table:table-cell>
        </table:table-row>
        <table:table-row>
          <table:table-cell table:style-name="Tableau1.A2" office:value-type="string">
            <text:p text:style-name="P2"><text:span text:style-name="T3">PASSAGE SANS TRACE</text:span> [2]</text:p>
            <text:p text:style-name="P1">1 action.</text:p>
            <text:p text:style-name="P1">Personnelle.</text:p>
            <text:p text:style-name="P1">Concentration (1 heure)</text:p>
            <text:p text:style-name="P1"/>
            <text:p text:style-name="P3">Un voile d’ombre vous couvre ainsi que vos compagnons.</text:p>
            <text:p text:style-name="P1"/>
            <text:p text:style-name="P1"><text:span text:style-name="T1">Les créatures choisies à 6 cases (9m) ont un bonus de +10 Discretion</text:span>.</text:p>
            <text:p text:style-name="P1">Ne peut pas être pistée, sauf par moyens magiques.</text:p>
            <text:p text:style-name="P1"/>
            <text:p text:style-name="P1">Ne laisse ni piste ni trace de son passage.</text:p>
          </table:table-cell>
          <table:table-cell table:style-name="Tableau1.B2" office:value-type="string">
            <text:p text:style-name="P2"><text:span text:style-name="T3">MESSAGER ANIMAL</text:span> [2] [RITUEL]</text:p>
            <text:p text:style-name="P1">1 action</text:p>
            <text:p text:style-name="P1">9m (6 cases).</text:p>
            <text:p text:style-name="P1">24h.</text:p>
            <text:p text:style-name="P1"/>
            <text:p text:style-name="P3">Un Très Petit animal (2cureuil, oiseau, chauve souris) livre un message.</text:p>
            <text:p text:style-name="P1"/>
            <text:p text:style-name="P2">Preciser la Destination (Connue), Destinataire (Description sommaire), Message de 25 mots ou moins.</text:p>
            <text:p text:style-name="P1"/>
            <text:p text:style-name="P1">La bete se déplace de 75km / 24h.</text:p>
            <text:p text:style-name="P1"/>
            <text:p text:style-name="P1">+48h / niveau supplémentaire.</text:p>
          </table:table-cell>
        </table:table-row>
        <table:table-row>
          <table:table-cell table:style-name="Tableau1.A2" office:value-type="string">
            <text:p text:style-name="P2"><text:span text:style-name="T3">IMMOBILISATION PERSONNE</text:span> [2]</text:p>
            <text:p text:style-name="P1">1 action</text:p>
            <text:p text:style-name="P1">18m (12 cases)</text:p>
            <text:p text:style-name="P1">Concentration (1 minute)</text:p>
            <text:p text:style-name="P1"/>
            <text:p text:style-name="P1">Cibler un <text:span text:style-name="T1">Humanoide</text:span>.</text:p>
            <text:p text:style-name="P2">JS Sagesse ou paralysie pour la durée du sort.</text:p>
            <text:p text:style-name="P1">A la fin de chaque tour, nouveau<text:span text:style-name="T1"> JS Sagesse</text:span>.</text:p>
            <text:p text:style-name="P3">Si réussite, le sort est brisé.</text:p>
            <text:p text:style-name="P1"/>
            <text:p text:style-name="P1">Une cible supplémentaire par niveau supplémentaire, à 9m (6 cases) ou moins les uns des autres.</text:p>
          </table:table-cell>
          <table:table-cell table:style-name="Tableau1.B2" office:value-type="string">
            <text:p text:style-name="P2"><text:span text:style-name="T3">VAGUE TONNANTE</text:span> [1]</text:p>
            <text:p text:style-name="P1">1 action</text:p>
            <text:p text:style-name="P1">Part de soit (Cube de 3 cases).</text:p>
            <text:p text:style-name="P1"/>
            <text:p text:style-name="P1">Vague de force de tonnerre émane de vous.</text:p>
            <text:p text:style-name="P2">JS Constitution pour 1/2 dégats sinon 2d8 Tonnerre et repoussé de 2 cases (3m). </text:p>
            <text:p text:style-name="P1"/>
            <text:p text:style-name="P1">Tous les objets sont repoussés de 2 cases.</text:p>
            <text:p text:style-name="P1">Le son s’entends à 90m (60 cases).</text:p>
            <text:p text:style-name="P1"/>
            <text:p text:style-name="P1">+1d8 / niveau supplémentair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2"><text:span text:style-name="T3">SOINS</text:span> <text:s/>[1]</text:p>
            <text:p text:style-name="P1">Action.</text:p>
            <text:p text:style-name="P1">Contact.</text:p>
            <text:p text:style-name="P1"/>
            <text:p text:style-name="P1">La créature que vous touchez <text:span text:style-name="T1">récupère 2d8 + Modificateur.</text:span></text:p>
            <text:p text:style-name="P1"/>
            <text:p text:style-name="P3">Ne marche pas sur les morts vivants et les artificiels.</text:p>
            <text:p text:style-name="P1"/>
            <text:p text:style-name="P1">+2d8 / niveau supplémentaire.</text:p>
          </table:table-cell>
          <table:table-cell table:style-name="Tableau2.B1" office:value-type="string">
            <text:p text:style-name="P2"><text:span text:style-name="T3">MOT DE </text:span><text:span text:style-name="T3">GUÉRISON</text:span> [1]</text:p>
            <text:p text:style-name="P1">Action Bonus</text:p>
            <text:p text:style-name="P1">18 m (12 cases)</text:p>
            <text:p text:style-name="P1"/>
            <text:p text:style-name="P1">Une créature visible récupère 2<text:span text:style-name="T1">d4 + Modificateur.</text:span></text:p>
            <text:p text:style-name="P1"/>
            <text:p text:style-name="P3">Ne marche pas sur les morts vivants et les artificiels.</text:p>
            <text:p text:style-name="P1"/>
            <text:p text:style-name="P1">+2d4 / niveau supplémentaire.</text:p>
          </table:table-cell>
        </table:table-row>
        <table:table-row>
          <table:table-cell table:style-name="Tableau2.A2" office:value-type="string">
            <text:p text:style-name="P2"><text:span text:style-name="T3">ENCHEVÊTREMENT</text:span> [1]</text:p>
            <text:p text:style-name="P1">Action</text:p>
            <text:p text:style-name="P1">27m (18 cases)</text:p>
            <text:p text:style-name="P1">Concentration (1 minute)</text:p>
            <text:p text:style-name="P1"/>
            <text:p text:style-name="P1">Herbes et lianes germent du sol dans un carré de 4 cases (6 m) rendant le <text:span text:style-name="T1">terrain difficile (Double les coûts de déplacement)</text:span>.</text:p>
            <text:p text:style-name="P1"/>
            <text:p text:style-name="P1">Les créatures dans la zone au moment du sort doivent réussir <text:span text:style-name="T1">JS Force pour ne pas être entravé (Déplacement impossible).</text:span></text:p>
            <text:p text:style-name="P1">Les victimes doivent utiliser leur action pour faire un <text:span text:style-name="T1">Jet d'Athletisme</text:span> afin de se libérer.</text:p>
            <text:p text:style-name="P1"/>
          </table:table-cell>
          <table:table-cell table:style-name="Tableau2.B2" office:value-type="string">
            <text:p text:style-name="P2"><text:span text:style-name="T3">DÉTECTION DE LA MAGIE</text:span> [1]</text:p>
            <text:p text:style-name="P1">Action</text:p>
            <text:p text:style-name="P1">Personnelle</text:p>
            <text:p text:style-name="P1">Concentration (10 minutes)</text:p>
            <text:p text:style-name="P1"/>
            <text:p text:style-name="P1">Vous percevez la présence de la magie à 9m de vous.</text:p>
            <text:p text:style-name="P1">Le type de magie peut être aussi connu.</text:p>
            <text:p text:style-name="P1"/>
            <text:p text:style-name="P3">Ce sort est bloqué par 90 cm d’épaisseur de bois ou terre, 30 cm de pierre, 3 cm de métal ordinaire.</text:p>
          </table:table-cell>
        </table:table-row>
        <table:table-row>
          <table:table-cell table:style-name="Tableau2.A2" office:value-type="string">
            <text:p text:style-name="P2"><text:span text:style-name="T3">COMMUNICATION AVEC ANIMAUX</text:span> [1]</text:p>
            <text:p text:style-name="P1">Action</text:p>
            <text:p text:style-name="P1">Personnelle</text:p>
            <text:p text:style-name="P1">10 minutes</text:p>
            <text:p text:style-name="P1"/>
            <text:p text:style-name="P2">Vous pouvez comprendre et communiquer avec les bêtes.</text:p>
            <text:p text:style-name="P1">Leurs connaissances et compréhension est limité par leur intelligence.</text:p>
            <text:p text:style-name="P1"/>
            <text:p text:style-name="P1">Peuvent éventuellement être convaincu de rendre un petit service.</text:p>
          </table:table-cell>
          <table:table-cell table:style-name="Tableau2.B2" office:value-type="string">
            <text:p text:style-name="P2"><text:span text:style-name="T3">DRUIDISME</text:span> [0]</text:p>
            <text:p text:style-name="P1">Action</text:p>
            <text:p text:style-name="P1">9 m (6 cases)</text:p>
            <text:p text:style-name="P1"/>
            <text:p text:style-name="P1">Les esprits de la nature peuvent faire pour vous :</text:p>
            <text:p text:style-name="P1">- Minuscule effet sensoriel pour prédir les conditions météos.</text:p>
            <text:p text:style-name="P1">- Floraison de fleur.</text:p>
            <text:p text:style-name="P1">- Inoffensif effet sensoriel : chute de feuille, brise légère, son animal. Se limite à 1,5m.</text:p>
            <text:p text:style-name="P1">- Eteindre ou allumer une bougie, un torche ou feu de camp.</text:p>
            <text:p text:style-name="P1">- Intensifier les flammes ou les absorber.</text:p>
          </table:table-cell>
        </table:table-row>
        <table:table-row>
          <table:table-cell table:style-name="Tableau2.A2" office:value-type="string">
            <text:p text:style-name="P2"><text:span text:style-name="T3">ASSISTANCE</text:span> [0]</text:p>
            <text:p text:style-name="P1">Action</text:p>
            <text:p text:style-name="P1">Contact</text:p>
            <text:p text:style-name="P1">Concentration (1 minute)</text:p>
            <text:p text:style-name="P1"/>
            <text:p text:style-name="P1">Vous touchez une créature consentante pour la soutenir. <text:span text:style-name="T1">Elle reçoit 1d4 pour son prochain Jet de Compétence.</text:span></text:p>
          </table:table-cell>
          <table:table-cell table:style-name="Tableau2.B2" office:value-type="string">
            <text:p text:style-name="P2">FLAMMES [0]</text:p>
            <text:p text:style-name="P1">Action</text:p>
            <text:p text:style-name="P1">Personnelle </text:p>
            <text:p text:style-name="P1">10 minutes.</text:p>
            <text:p text:style-name="P1"/>
            <text:p text:style-name="P1">Créer une flamme diffusant de la lumière sur 6m</text:p>
            <text:p text:style-name="P1">La flamme peut être jetée sur une créature à 6 cases (9 m). </text:p>
            <text:p text:style-name="P2">Jet d’Attaque, 2d8 Feu. </text:p>
            <text:p text:style-name="P1">3d8 au niveau 11</text:p>
          </table:table-cell>
        </table:table-row>
      </table:table>
      <text:p text:style-name="Standard"/>
      <text:p text:style-name="Standard"/>
      <text:p text:style-name="P8"><text:soft-page-break/>Druide Niveau <text:tab/>Modificateur <text:tab/><text:tab/>Attaque Sort<text:tab/><text:tab/>Sauvegarde</text:p>
      <text:p text:style-name="P8">Forme Sauvage: ☐ ☐ 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text:span text:style-name="T4">APPEL DU FAMILIER</text:span> <text:span text:style-name="T1">[1 / Forme Sauvage]</text:span></text:p>
            <text:p text:style-name="Table_20_Contents">1h d'incantation.</text:p>
            <text:p text:style-name="Table_20_Contents">Vous obtenez un Familier. Independant, mais obeissant.</text:p>
            <text:p text:style-name="Table_20_Contents"><text:span text:style-name="T1">Telepathie </text:span>: Communication si à 30 m.</text:p>
            <text:p text:style-name="Table_20_Contents"><text:span text:style-name="T1">Sens du familier </text:span>: Voir &amp; entendre par lui.</text:p>
            <text:p text:style-name="Table_20_Contents"><text:span text:style-name="T1">Toucher du Familier </text:span>: Le Familier peut lancer le sort de toucher pour vous.</text:p>
            <text:p text:style-name="Table_20_Contents"><text:span text:style-name="T1">Combat</text:span> : Initiative, mais n'attaque pas. </text:p>
            <text:p text:style-name="Table_20_Contents"><text:span text:style-name="T1">Congedier</text:span> : Action pour le ranger dans sa dimension de poche.</text:p>
          </table:table-cell>
          <table:table-cell table:style-name="Tableau3.B1" office:value-type="string">
            <text:p text:style-name="P6"><text:span text:style-name="T3">TRANSFORMATION</text:span> [Forme Sauvage]</text:p>
            <text:p text:style-name="P5">Conserve la possibilité de parler.</text:p>
            <text:p text:style-name="Table_20_Contents">Dure 1h / 2 niveaux : </text:p>
            <text:p text:style-name="Table_20_Contents"><text:span text:style-name="T4">Vie temporaire </text:span> (Niv x3) :</text:p>
            <text:p text:style-name="Table_20_Contents"><text:span text:style-name="T1">Classe d'Armure</text:span> : 13 + MOD.SAGESSE : </text:p>
            <text:p text:style-name="Table_20_Contents"/>
            <text:p text:style-name="Table_20_Contents"/>
          </table:table-cell>
        </table:table-row>
        <table:table-row>
          <table:table-cell table:style-name="Tableau3.A2" office:value-type="string">
            <text:p text:style-name="P6"><text:span text:style-name="T3">FEU FOLLET ETOILE</text:span> [0]</text:p>
            <text:p text:style-name="Table_20_Contents">Action - 18m </text:p>
            <text:p text:style-name="P5">Vous lancez une <text:s/>étoile lumineuse sur un ennemi.</text:p>
            <text:p text:style-name="Table_20_Contents"><text:span text:style-name="T1">Jet d'attaque.</text:span> Si touche, inflige <text:span text:style-name="T1">1d8 Radiant</text:span> de dégat. Jusqu'à la <text:span text:style-name="T1">fin de votre prochain tour</text:span>, une lumière diffuse de 3m l'accompagne et <text:span text:style-name="T1">l'empèche de se cacher</text:span>.</text:p>
            <text:p text:style-name="Table_20_Contents">2d8 au niveau 5.</text:p>
          </table:table-cell>
          <table:table-cell table:style-name="Tableau3.B2" office:value-type="string">
            <text:p text:style-name="P7">CHANCEUX</text:p>
            <text:p text:style-name="Table_20_Contents"/>
            <text:p text:style-name="Table_20_Contents">Vous avez (bonus Maitrise) points / jour.</text:p>
            <text:p text:style-name="Table_20_Contents"/>
            <text:p text:style-name="Table_20_Contents">Dépenser un point pour AVANTAGE sur un jet.</text:p>
            <text:p text:style-name="Table_20_Contents"/>
            <text:p text:style-name="Table_20_Contents">Dépenser un point pour imposer un DESAVANTAGE à un jet d'attaque contre vous.</text:p>
          </table:table-cell>
        </table:table-row>
        <table:table-row>
          <table:table-cell table:style-name="Tableau3.A2" office:value-type="string">
            <text:p text:style-name="P2"><text:span text:style-name="T3">EPARGNEZ LES MOURRANTS</text:span> [0]</text:p>
            <text:p text:style-name="P1">Action – 9 m </text:p>
            <text:p text:style-name="P1"/>
            <text:p text:style-name="P1">Stabilise une personne à l'agonie : elle n'a plus a lancer de Jet de Sauvegarde contre la Mort.</text:p>
            <text:p text:style-name="P1"/>
            <text:p text:style-name="P1">Elle reste inconsciente.</text:p>
            <text:p text:style-name="P1"/>
            <text:p text:style-name="P1">Distance doublée au niveau 11 &amp; 17.</text:p>
          </table:table-cell>
          <table:table-cell table:style-name="Tableau3.B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7">REVIVRE<text:span text:style-name="T7"> [3]</text:span></text:p>
            <text:p text:style-name="Table_20_Contents">Action – Touché </text:p>
            <text:p text:style-name="Table_20_Contents">Nécessite un diamant de 300 po, détruit.</text:p>
            <text:p text:style-name="Table_20_Contents"/>
            <text:p text:style-name="Table_20_Contents">Vous touchez une personne décédée dans la minute. Elle revit avec 1 point de vie.</text:p>
          </table:table-cell>
          <table:table-cell table:style-name="Tableau4.B1" office:value-type="string">
            <text:p text:style-name="P7">AURA DE VITALITE<text:span text:style-name="T7"> [3]</text:span></text:p>
            <text:p text:style-name="Table_20_Contents">Action – Soit – Concentration (1 minute)</text:p>
            <text:p text:style-name="Table_20_Contents"/>
            <text:p text:style-name="Table_20_Contents">Une aura de 9m de rayon irradie autour de vous, soignant une personne de votre choix au début de votre tour.</text:p>
            <text:p text:style-name="Table_20_Contents"/>
            <text:p text:style-name="Table_20_Contents">Restaure 2d6 points de vie.</text:p>
          </table:table-cell>
        </table:table-row>
        <table:table-row>
          <table:table-cell table:style-name="Tableau4.A2" office:value-type="string">
            <text:p text:style-name="P7">APPEL DE LA FOUDRE<text:span text:style-name="T7"> [3]</text:span></text:p>
            <text:p text:style-name="Table_20_Contents">Action – 36m – Concentration (10 min)</text:p>
            <text:p text:style-name="Table_20_Contents"/>
            <text:p text:style-name="Table_20_Contents">Un nuage orageux apparaît au dessus d'un endroit que vous désignez, couvrant un rayon de 18m.</text:p>
            <text:p text:style-name="Table_20_Contents"/>
            <text:p text:style-name="Table_20_Contents">Lorsque vous pointez un endroit dans l'ombre de ce nuage, un éclair vient frapper et touche les cibles à 1,5m autour.</text:p>
            <text:p text:style-name="Table_20_Contents"/>
            <text:p text:style-name="Table_20_Contents">Sauvegarde de Dexterité pour la moitié des dégats, sinon 3d10 de dégats de foudre.</text:p>
            <text:p text:style-name="Table_20_Contents"/>
            <text:p text:style-name="Table_20_Contents">Aux tours suivants, une nouvelle action permets de faire tomber la foudre. </text:p>
            <text:p text:style-name="Table_20_Contents"/>
            <text:p text:style-name="Table_20_Contents">Si en exterieur au cours d'un orage, les dégats sont augmentés de 1d10.</text:p>
            <text:p text:style-name="Table_20_Contents"/>
            <text:p text:style-name="Table_20_Contents">Augmente de 1d10 / niveau sort supplémentaire.</text:p>
          </table:table-cell>
          <table:table-cell table:style-name="Tableau4.B2" office:value-type="string">
            <text:p text:style-name="P7">CONJURATION D'ANIMAUX<text:span text:style-name="T7"> [3]</text:span></text:p>
            <text:p text:style-name="Table_20_Contents">Action – 18m – Concentration (10 minutes)</text:p>
            <text:p text:style-name="Table_20_Contents"/>
            <text:p text:style-name="Table_20_Contents">Vous appelez des esprits de la nature sous forme d'une meute spectrale dans une zone que vous voyez.</text:p>
            <text:p text:style-name="Table_20_Contents"/>
            <text:p text:style-name="Table_20_Contents">Vous avez un AVANTAGE aux sauvegardes de Force quand vous êtes à coté de cette meute.</text:p>
            <text:p text:style-name="Table_20_Contents"/>
            <text:p text:style-name="Table_20_Contents">Peut être déplacée de 9m à votre tour.</text:p>
            <text:p text:style-name="Table_20_Contents"/>
            <text:p text:style-name="Table_20_Contents">Quand un adversaire s'approche à 3m ou fini son tour à 3m de la meute, elle peut être attaquée.</text:p>
            <text:p text:style-name="Table_20_Contents"/>
            <text:p text:style-name="Table_20_Contents">Elle doit réussir un Jet de Sauvegarde de Dextérité. Elle subit 3d10 de dégâts Tranchant sur un échec.</text:p>
            <text:p text:style-name="Table_20_Contents"/>
            <text:p text:style-name="Table_20_Contents">Augmente de 1d10 / niveau sort supplémentaire.</text:p>
          </table:table-cell>
        </table:table-row>
        <table:table-row>
          <table:table-cell table:style-name="Tableau4.A2" office:value-type="string">
            <text:p text:style-name="P7">DISSIPATION DE LA MAGIE<text:span text:style-name="T7"> [3]</text:span></text:p>
            <text:p text:style-name="Table_20_Contents">Action – 36m</text:p>
            <text:p text:style-name="Table_20_Contents"/>
            <text:p text:style-name="Table_20_Contents">Choisissez une créature, un objet ou un effet magique à portée. Tout sort de niveau 3 ou inférieur s'arrête immédiatement. </text:p>
            <text:p text:style-name="Table_20_Contents"/>
            <text:p text:style-name="Table_20_Contents">Si le sort visé est d'un niveau plus important, un jet de Sagesse doit être fait avec une difficulté de 10 + Niveau du sort.</text:p>
            <text:p text:style-name="Table_20_Contents"/>
            <text:p text:style-name="Table_20_Contents">Augmenter le niveau du sort permets d'interrompre des sorts à la puissance équivalente.</text:p>
          </table:table-cell>
          <table:table-cell table:style-name="Tableau4.B2" office:value-type="string">
            <text:p text:style-name="P7">RESPIRATION SOUS L'EAU<text:span text:style-name="T7"> [3]</text:span></text:p>
            <text:p text:style-name="Table_20_Contents">Action – 9 m – Dure 24h.</text:p>
            <text:p text:style-name="Table_20_Contents"/>
            <text:p text:style-name="Table_20_Contents">Ce sort donne à jusqu'à 10 personnages consentants dans la zone d'effet de respirer sous l'eau jusqu'à la fin du sor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8T01:08:31.978000000</meta:creation-date>
    <dc:date>2024-10-19T12:48:50.56</dc:date>
    <meta:editing-duration>PT1H32M25S</meta:editing-duration>
    <meta:editing-cycles>22</meta:editing-cycles>
    <meta:generator>OpenOffice/4.1.7$Win32 OpenOffice.org_project/417m1$Build-9800</meta:generator>
    <meta:document-statistic meta:table-count="4" meta:image-count="0" meta:object-count="0" meta:page-count="4" meta:paragraph-count="168" meta:word-count="1235" meta:character-count="7049"/>
  </office:meta>
</office:document-meta>
</file>